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none" officeooo:rsid="007a2f47" officeooo:paragraph-rsid="0079803c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officeooo:rsid="007ae668" officeooo:paragraph-rsid="007ae668" style:font-size-asian="16pt" style:font-size-complex="16pt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7d3284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ctivité <text:s/></text:span><text:span text:style-name="T2">4</text:span><text:span text:style-name="T1"> :</text:span></text:p>
      <text:p text:style-name="P1">Pour se repérer sur Terre, Il faut connaître deux angles, la latitude et la longitude.</text:p>
      <text:p text:style-name="P2">Déterminer ces angles depuis la surface de la Terre n'est pas évident car on manque de recul. Aujourd'hui on utilise le Système de Positionnement Global (GP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0M34S</meta:editing-duration>
    <meta:editing-cycles>28</meta:editing-cycles>
    <meta:generator>LibreOffice/7.0.4.2$Linux_X86_64 LibreOffice_project/00$Build-2</meta:generator>
    <meta:creation-date>2021-03-22T11:32:10.256620424</meta:creation-date>
    <meta:initial-creator>J Cercy</meta:initial-creator>
    <dc:date>2021-04-29T23:35:23.365173068</dc:date>
    <dc:creator>J Cercy</dc:creator>
    <meta:document-statistic meta:table-count="0" meta:image-count="0" meta:object-count="0" meta:page-count="1" meta:paragraph-count="3" meta:word-count="44" meta:character-count="258" meta:non-whitespace-character-count="216"/>
  </office:meta>
</office:document-meta>
</file>